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1.702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1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>
            <text:p>Corso AL210 A.A. 2010/201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ognome e Nome </text:p>
          </table:table-cell>
          <table:table-cell table:style-name="Default" office:value-type="string">
            <text:p>Data </text:p>
          </table:table-cell>
          <table:table-cell office:value-type="string">
            <text:p>Annullata</text:p>
          </table:table-cell>
        </table:table-row>
        <table:table-row table:style-name="ro1">
          <table:table-cell office:value-type="string">
            <text:p>ADIUTORI DESIREE <text:s text:c="2"/></text:p>
          </table:table-cell>
          <table:table-cell office:value-type="date" office:date-value="2010-10-18">
            <text:p>1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ANSELMI FRANCESCA <text:s text:c="2"/></text:p>
          </table:table-cell>
          <table:table-cell office:value-type="date" office:date-value="2010-10-22">
            <text:p>2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BACCHINI BEATRICE <text:s text:c="2"/></text:p>
          </table:table-cell>
          <table:table-cell office:value-type="date" office:date-value="2010-10-22">
            <text:p>2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CAMPANINI FEDERICO <text:s text:c="2"/></text:p>
          </table:table-cell>
          <table:table-cell office:value-type="date" office:date-value="2010-10-15">
            <text:p>15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CAPECE MANUEL <text:s text:c="2"/></text:p>
          </table:table-cell>
          <table:table-cell office:value-type="date" office:date-value="2010-10-27">
            <text:p>27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CERILLI FELICIA <text:s text:c="2"/></text:p>
          </table:table-cell>
          <table:table-cell office:value-type="date" office:date-value="2010-10-19">
            <text:p>1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CHIOMENTI SIMONE <text:s text:c="2"/></text:p>
          </table:table-cell>
          <table:table-cell office:value-type="date" office:date-value="2010-10-30">
            <text:p>30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CICCIARELLI ELEONORA <text:s text:c="2"/></text:p>
          </table:table-cell>
          <table:table-cell office:value-type="date" office:date-value="2010-10-19">
            <text:p>1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CROCIANI ROSARIO <text:s text:c="2"/></text:p>
          </table:table-cell>
          <table:table-cell office:value-type="date" office:date-value="2010-10-25">
            <text:p>25/10/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UOMO RAFFAELLA <text:s text:c="2"/></text:p>
          </table:table-cell>
          <table:table-cell office:value-type="date" office:date-value="2010-10-22">
            <text:p>2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D'ANGELO MATTEO <text:s text:c="2"/></text:p>
          </table:table-cell>
          <table:table-cell office:value-type="date" office:date-value="2010-10-23">
            <text:p>23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D'ANIELLO SABRINA <text:s text:c="2"/></text:p>
          </table:table-cell>
          <table:table-cell office:value-type="date" office:date-value="2010-10-15">
            <text:p>15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DIMONTE DANIELE <text:s text:c="2"/></text:p>
          </table:table-cell>
          <table:table-cell office:value-type="date" office:date-value="2010-09-22">
            <text:p>22/09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ELEUTERI MARIA <text:s text:c="2"/></text:p>
          </table:table-cell>
          <table:table-cell office:value-type="date" office:date-value="2010-10-25">
            <text:p>25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FAZI DIEGO <text:s text:c="2"/></text:p>
          </table:table-cell>
          <table:table-cell office:value-type="date" office:date-value="2010-10-12">
            <text:p>1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FILIPPONI ANDREA <text:s text:c="2"/></text:p>
          </table:table-cell>
          <table:table-cell office:value-type="date" office:date-value="2010-10-28">
            <text:p>2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GIAMBRUNO ROBERTA <text:s text:c="2"/></text:p>
          </table:table-cell>
          <table:table-cell office:value-type="date" office:date-value="2010-10-10">
            <text:p>10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GIOFFRE' SARA <text:s text:c="2"/></text:p>
          </table:table-cell>
          <table:table-cell office:value-type="date" office:date-value="2010-10-26">
            <text:p>26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GIULIANI SILVIA <text:s text:c="2"/></text:p>
          </table:table-cell>
          <table:table-cell office:value-type="date" office:date-value="2010-10-25">
            <text:p>25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GUERRIERI LORENZO <text:s text:c="2"/></text:p>
          </table:table-cell>
          <table:table-cell office:value-type="date" office:date-value="2010-10-21">
            <text:p>21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LAMBOGLIA SARA <text:s text:c="2"/></text:p>
          </table:table-cell>
          <table:table-cell office:value-type="date" office:date-value="2010-10-29">
            <text:p>2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LANNI VALERIA <text:s text:c="2"/></text:p>
          </table:table-cell>
          <table:table-cell office:value-type="date" office:date-value="2010-10-22">
            <text:p>2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LELLI ANDREA <text:s text:c="2"/></text:p>
          </table:table-cell>
          <table:table-cell office:value-type="date" office:date-value="2010-09-23">
            <text:p>23/09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LOPREVITE EMANUELE <text:s text:c="2"/></text:p>
          </table:table-cell>
          <table:table-cell office:value-type="date" office:date-value="2010-10-29">
            <text:p>2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MACCARONE ROBERTO <text:s text:c="2"/></text:p>
          </table:table-cell>
          <table:table-cell office:value-type="date" office:date-value="2010-10-01">
            <text:p>01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MANARA GIULIA <text:s text:c="2"/></text:p>
          </table:table-cell>
          <table:table-cell office:value-type="date" office:date-value="2010-10-27">
            <text:p>27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MANCINI CHIARA <text:s text:c="2"/></text:p>
          </table:table-cell>
          <table:table-cell office:value-type="date" office:date-value="2010-10-25">
            <text:p>25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MARSEGLIA MARIA <text:s text:c="2"/></text:p>
          </table:table-cell>
          <table:table-cell office:value-type="date" office:date-value="2010-10-22">
            <text:p>2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MERLI ROBERTA <text:s text:c="2"/></text:p>
          </table:table-cell>
          <table:table-cell office:value-type="date" office:date-value="2010-10-18">
            <text:p>1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MILLIANI SARA <text:s text:c="2"/></text:p>
          </table:table-cell>
          <table:table-cell office:value-type="date" office:date-value="2010-10-18">
            <text:p>1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PETRONGOLO GIORGIO <text:s text:c="2"/></text:p>
          </table:table-cell>
          <table:table-cell office:value-type="date" office:date-value="2010-10-31">
            <text:p>31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PIERDOMENICO GIOIA <text:s text:c="2"/></text:p>
          </table:table-cell>
          <table:table-cell office:value-type="date" office:date-value="2010-10-27">
            <text:p>27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PIGNANI CRISTINA <text:s text:c="2"/></text:p>
          </table:table-cell>
          <table:table-cell office:value-type="date" office:date-value="2010-10-29">
            <text:p>2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PIGNATTI GIOVANNI <text:s text:c="2"/></text:p>
          </table:table-cell>
          <table:table-cell office:value-type="date" office:date-value="2010-10-29">
            <text:p>2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PORRECA ANNAFRANCESCA <text:s text:c="2"/></text:p>
          </table:table-cell>
          <table:table-cell office:value-type="date" office:date-value="2010-10-22">
            <text:p>22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RESTA ANTONIO <text:s text:c="2"/></text:p>
          </table:table-cell>
          <table:table-cell office:value-type="date" office:date-value="2010-10-27">
            <text:p>27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RICCIARDI CHIARA <text:s text:c="2"/></text:p>
          </table:table-cell>
          <table:table-cell office:value-type="date" office:date-value="2010-10-16">
            <text:p>16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ROSI GIULIA <text:s text:c="2"/></text:p>
          </table:table-cell>
          <table:table-cell office:value-type="date" office:date-value="2010-10-21">
            <text:p>21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SANTANGELO VALENTINA <text:s text:c="2"/></text:p>
          </table:table-cell>
          <table:table-cell office:value-type="date" office:date-value="2010-10-09">
            <text:p>09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SAOLINI EDOARDO <text:s text:c="2"/></text:p>
          </table:table-cell>
          <table:table-cell office:value-type="date" office:date-value="2010-10-25">
            <text:p>25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SIROLLI EMANUELE <text:s text:c="2"/></text:p>
          </table:table-cell>
          <table:table-cell office:value-type="date" office:date-value="2010-10-27">
            <text:p>27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SPAGNUOLO ARIANNA <text:s text:c="2"/></text:p>
          </table:table-cell>
          <table:table-cell office:value-type="date" office:date-value="2010-09-28">
            <text:p>28/09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STAMEGNA CRISTINA <text:s text:c="2"/></text:p>
          </table:table-cell>
          <table:table-cell office:value-type="date" office:date-value="2010-10-28">
            <text:p>2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TABARRINI MARCO <text:s text:c="2"/></text:p>
          </table:table-cell>
          <table:table-cell office:value-type="date" office:date-value="2010-10-28">
            <text:p>2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TALLARIDA DANIELE <text:s text:c="2"/></text:p>
          </table:table-cell>
          <table:table-cell office:value-type="date" office:date-value="2010-10-28">
            <text:p>28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TROCCOLI ELENA <text:s text:c="2"/></text:p>
          </table:table-cell>
          <table:table-cell office:value-type="date" office:date-value="2010-10-21">
            <text:p>21/10/10</text:p>
          </table:table-cell>
          <table:table-cell office:value-type="string">
            <text:p>- </text:p>
          </table:table-cell>
        </table:table-row>
        <table:table-row table:style-name="ro1">
          <table:table-cell office:value-type="string">
            <text:p>VERONI ANDREA <text:s text:c="2"/></text:p>
          </table:table-cell>
          <table:table-cell office:value-type="date" office:date-value="2010-10-26">
            <text:p>26/10/10</text:p>
          </table:table-cell>
          <table:table-cell office:value-type="string">
            <text:p>- </text:p>
          </table:table-cell>
        </table:table-row>
      </table:table>
      <table:table table:name="Appello 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1002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&lt;tr&gt;&lt;td&gt;</text:p>
          </table:table-cell>
          <table:table-cell office:value-type="string">
            <text:p>Matricola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5">
            <text:p>5</text:p>
          </table:table-cell>
          <table:table-cell office:value-type="string">
            <text:p>&lt;td&gt;</text:p>
          </table:table-cell>
          <table:table-cell office:value-type="float" office:value="6">
            <text:p>6</text:p>
          </table:table-cell>
          <table:table-cell office:value-type="string">
            <text:p>&lt;td&gt;</text:p>
          </table:table-cell>
          <table:table-cell office:value-type="float" office:value="7">
            <text:p>7</text:p>
          </table:table-cell>
          <table:table-cell office:value-type="string">
            <text:p>&lt;td&gt;</text:p>
          </table:table-cell>
          <table:table-cell office:value-type="float" office:value="8">
            <text:p>8</text:p>
          </table:table-cell>
          <table:table-cell office:value-type="string">
            <text:p>&lt;td&gt;</text:p>
          </table:table-cell>
          <table:table-cell office:value-type="string">
            <text:p>TOT</text:p>
          </table:table-cell>
          <table:table-cell table:number-columns-repeated="1003"/>
        </table:table-row>
        <table:table-row table:style-name="ro1">
          <table:table-cell office:value-type="string">
            <text:p>Giambruno Roberta</text:p>
          </table:table-cell>
          <table:table-cell office:value-type="string">
            <text:p>&lt;tr&gt;&lt;td&gt;</text:p>
          </table:table-cell>
          <table:table-cell office:value-type="float" office:value="428447">
            <text:p>428447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table:formula="of:=SUM([.E2:.S2])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Pierdomenico Gioia</text:p>
          </table:table-cell>
          <table:table-cell office:value-type="string">
            <text:p>&lt;tr&gt;&lt;td&gt;</text:p>
          </table:table-cell>
          <table:table-cell office:value-type="float" office:value="408292">
            <text:p>408292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table:formula="of:=SUM([.E3:.S3])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Troccoli Elena</text:p>
          </table:table-cell>
          <table:table-cell office:value-type="string">
            <text:p>&lt;tr&gt;&lt;td&gt;</text:p>
          </table:table-cell>
          <table:table-cell office:value-type="float" office:value="429582">
            <text:p>429582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table:formula="of:=SUM([.E4:.S4])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Dimonte Daniele</text:p>
          </table:table-cell>
          <table:table-cell office:value-type="string">
            <text:p>&lt;tr&gt;&lt;td&gt;</text:p>
          </table:table-cell>
          <table:table-cell office:value-type="float" office:value="431291">
            <text:p>431291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table:formula="of:=SUM([.E5:.S5])" office:value-type="float" office:value="19">
            <text:p>19</text:p>
          </table:table-cell>
          <table:table-cell table:number-columns-repeated="1003"/>
        </table:table-row>
        <table:table-row table:style-name="ro1">
          <table:table-cell office:value-type="string">
            <text:p>Mastrodonato Simone</text:p>
          </table:table-cell>
          <table:table-cell office:value-type="string">
            <text:p>&lt;tr&gt;&lt;td&gt;</text:p>
          </table:table-cell>
          <table:table-cell office:value-type="string">
            <text:p>RM71273155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table:formula="of:=SUM([.E6:.S6])" office:value-type="float" office:value="21">
            <text:p>21</text:p>
          </table:table-cell>
          <table:table-cell table:number-columns-repeated="1003"/>
        </table:table-row>
        <table:table-row table:style-name="ro1">
          <table:table-cell office:value-type="string">
            <text:p>Maccarone Roberto</text:p>
          </table:table-cell>
          <table:table-cell office:value-type="string">
            <text:p>&lt;tr&gt;&lt;td&gt;</text:p>
          </table:table-cell>
          <table:table-cell office:value-type="float" office:value="138460">
            <text:p>138460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table:formula="of:=SUM([.E7:.S7])" office:value-type="float" office:value="23">
            <text:p>23</text:p>
          </table:table-cell>
          <table:table-cell table:number-columns-repeated="1003"/>
        </table:table-row>
        <table:table-row table:style-name="ro1">
          <table:table-cell office:value-type="string">
            <text:p>Campanini Federico</text:p>
          </table:table-cell>
          <table:table-cell office:value-type="string">
            <text:p>&lt;tr&gt;&lt;td&gt;</text:p>
          </table:table-cell>
          <table:table-cell office:value-type="float" office:value="428445">
            <text:p>428445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table:formula="of:=SUM([.E8:.S8])" office:value-type="float" office:value="29">
            <text:p>29</text:p>
          </table:table-cell>
          <table:table-cell table:number-columns-repeated="1003"/>
        </table:table-row>
        <table:table-row table:style-name="ro1">
          <table:table-cell office:value-type="string">
            <text:p>D'Angelo Matteo</text:p>
          </table:table-cell>
          <table:table-cell office:value-type="string">
            <text:p>&lt;tr&gt;&lt;td&gt;</text:p>
          </table:table-cell>
          <table:table-cell office:value-type="float" office:value="428657">
            <text:p>428657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string">
            <text:p>INS</text:p>
          </table:table-cell>
          <table:table-cell table:number-columns-repeated="1003"/>
        </table:table-row>
        <table:table-row table:style-name="ro1">
          <table:table-cell office:value-type="string">
            <text:p>Capece Manuel</text:p>
          </table:table-cell>
          <table:table-cell office:value-type="string">
            <text:p>&lt;tr&gt;&lt;td&gt;</text:p>
          </table:table-cell>
          <table:table-cell office:value-type="float" office:value="427639">
            <text:p>427639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string">
            <text:p>INS</text:p>
          </table:table-cell>
          <table:table-cell table:number-columns-repeated="1003"/>
        </table:table-row>
        <table:table-row table:style-name="ro1">
          <table:table-cell office:value-type="string">
            <text:p>Giorgi Aurora</text:p>
          </table:table-cell>
          <table:table-cell office:value-type="string">
            <text:p>&lt;tr&gt;&lt;td&gt;</text:p>
          </table:table-cell>
          <table:table-cell office:value-type="float" office:value="259767">
            <text:p>259767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string">
            <text:p>INS</text:p>
          </table:table-cell>
          <table:table-cell table:number-columns-repeated="1003"/>
        </table:table-row>
        <table:table-row table:style-name="ro1">
          <table:table-cell office:value-type="string">
            <text:p>Spagnuolo Arianna</text:p>
          </table:table-cell>
          <table:table-cell office:value-type="string">
            <text:p>&lt;tr&gt;&lt;td&gt;</text:p>
          </table:table-cell>
          <table:table-cell office:value-type="float" office:value="406874">
            <text:p>406874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string">
            <text:p>INS</text:p>
          </table:table-cell>
          <table:table-cell table:number-columns-repeated="1003"/>
        </table:table-row>
        <table:table-row table:style-name="ro1">
          <table:table-cell office:value-type="string">
            <text:p>Chimenti Simone</text:p>
          </table:table-cell>
          <table:table-cell office:value-type="string">
            <text:p>&lt;tr&gt;&lt;td&gt;</text:p>
          </table:table-cell>
          <table:table-cell office:value-type="float" office:value="406074">
            <text:p>406074</text:p>
          </table:table-cell>
          <table:table-cell office:value-type="string">
            <text:p>&lt;td&gt;</text:p>
          </table:table-cell>
          <table:table-cell office:value-type="float" office:value="1">
            <text:p>1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2">
            <text:p>2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float" office:value="3">
            <text:p>3</text:p>
          </table:table-cell>
          <table:table-cell office:value-type="string">
            <text:p>&lt;td&gt;</text:p>
          </table:table-cell>
          <table:table-cell office:value-type="float" office:value="4">
            <text:p>4</text:p>
          </table:table-cell>
          <table:table-cell office:value-type="string">
            <text:p>&lt;td&gt;</text:p>
          </table:table-cell>
          <table:table-cell office:value-type="float" office:value="0">
            <text:p>0</text:p>
          </table:table-cell>
          <table:table-cell office:value-type="string">
            <text:p>&lt;td&gt;</text:p>
          </table:table-cell>
          <table:table-cell office:value-type="string">
            <text:p>INS</text:p>
          </table:table-cell>
          <table:table-cell table:number-columns-repeated="1003"/>
        </table:table-row>
        <table:table-row table:style-name="ro1">
          <table:table-cell office:value-type="string">
            <text:p>Tallarida Davide</text:p>
          </table:table-cell>
          <table:table-cell office:value-type="string">
            <text:p>&lt;tr&gt;&lt;td&gt;</text:p>
          </table:table-cell>
          <table:table-cell office:value-type="float" office:value="418319">
            <text:p>418319</text:p>
          </table:table-cell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 office:value-type="string">
            <text:p>RIT</text:p>
          </table:table-cell>
          <table:table-cell table:number-columns-repeated="1003"/>
        </table:table-row>
      </table:table>
      <table:table table:name="Foglio3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  <table:table-row table:style-name="ro1">
          <table:table-cell/>
          <table:table-cell office:value-type="string">
            <text:p>&lt;tr&gt;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  <table:table-cell/>
          <table:table-cell office:value-type="string">
            <text:p>&lt;td&gt;</text:p>
          </table:table-cell>
        </table:table-row>
      </table:table>
      <table:database-ranges>
        <table:database-range table:target-range-address="'Appello A'.A2:'Appello A'.U14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/01/2011</text:date>, <text:time>11.24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1T18:05:27</meta:creation-date>
    <dc:date>2011-01-12T11:24:24</dc:date>
    <meta:editing-duration>PT02H20M22S</meta:editing-duration>
    <meta:editing-cycles>10</meta:editing-cycles>
    <meta:generator>OpenOffice.org/3.1$Linux OpenOffice.org_project/310m19$Build-9420</meta:generator>
    <dc:creator>Francesco Pappalardi</dc:creator>
    <meta:document-statistic meta:table-count="3" meta:cell-count="571" meta:object-count="0"/>
  </office:meta>
</office:document-meta>
</file>